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18A0000013142804D21.svm" manifest:media-type=""/>
  <manifest:file-entry manifest:full-path="Pictures/20000001000002B10000012D44F1BA94.svm" manifest:media-type=""/>
  <manifest:file-entry manifest:full-path="Pictures/200000010000017D00000142CF7A6707.svm" manifest:media-type=""/>
  <manifest:file-entry manifest:full-path="Pictures/200000010000024800000131BE4173A2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0FE000000FA28DF3A34.svm" manifest:media-type=""/>
  <manifest:file-entry manifest:full-path="Pictures/20000001000002BA0000012D5B26D611.svm" manifest:media-type=""/>
  <manifest:file-entry manifest:full-path="Pictures/2000000200000238000000F82B80E682.eps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{DS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S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143cm" svg:height="3.555cm" svg:x="2.145cm" svg:y="0.72cm">
          <draw:image xlink:href="Pictures/2000000200000238000000F82B80E682.eps" xlink:type="simple" xlink:show="embed" xlink:actuate="onLoad">
            <text:p/>
          </draw:image>
        </draw:frame>
        <draw:frame draw:style-name="gr2" draw:text-style-name="P1" draw:layer="layout" svg:width="0.775cm" svg:height="0.36cm" svg:x="7.134cm" svg:y="0.357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304cm" svg:height="0.299cm" svg:x="7.734cm" svg:y="1.557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456cm" svg:height="0.385cm" svg:x="6.99cm" svg:y="2.742cm">
          <draw:image xlink:href="Pictures/200000010000017D00000142CF7A6707.svm" xlink:type="simple" xlink:show="embed" xlink:actuate="onLoad">
            <text:p/>
          </draw:image>
        </draw:frame>
        <draw:frame draw:style-name="gr5" draw:text-style-name="P1" draw:layer="layout" svg:width="0.466cm" svg:height="0.385cm" svg:x="9.587cm" svg:y="2.742cm">
          <draw:image xlink:href="Pictures/200000010000018500000142AEA88071.svm" xlink:type="simple" xlink:show="embed" xlink:actuate="onLoad">
            <text:p/>
          </draw:image>
        </draw:frame>
        <draw:line draw:style-name="gr6" draw:text-style-name="P1" draw:layer="layout" svg:x1="7.274cm" svg:y1="1.435cm" svg:x2="7.274cm" svg:y2="2.176cm">
          <text:p/>
        </draw:line>
        <draw:frame draw:style-name="gr7" draw:text-style-name="P1" draw:layer="layout" svg:width="0.203cm" svg:height="0.289cm" svg:x="6.425cm" svg:y="1.703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2" draw:layer="layout" svg:width="1.014cm" svg:height="0.696cm" svg:x="6.33cm" svg:y="1.652cm">
          <draw:text-box>
            <text:p><text:span text:style-name="T1">حوالہ</text:span></text:p>
          </draw:text-box>
        </draw:frame>
        <draw:line draw:style-name="gr6" draw:text-style-name="P1" draw:layer="layout" svg:x1="6.874cm" svg:y1="2.848cm" svg:x2="6.874cm" svg:y2="3.589cm">
          <text:p/>
        </draw:line>
        <draw:frame draw:style-name="gr7" draw:text-style-name="P1" draw:layer="layout" svg:width="0.203cm" svg:height="0.289cm" svg:x="9.891cm" svg:y="1.311cm">
          <draw:image xlink:href="Pictures/20000001000000AA000000F2DDB2618B.svm" xlink:type="simple" xlink:show="embed" xlink:actuate="onLoad">
            <text:p/>
          </draw:image>
        </draw:frame>
        <draw:frame draw:style-name="gr8" draw:text-style-name="P2" draw:layer="layout" svg:width="1.09cm" svg:height="0.696cm" svg:x="9.789cm" svg:y="1.252cm">
          <draw:text-box>
            <text:p><text:span text:style-name="T1">عکس</text:span></text:p>
          </draw:text-box>
        </draw:frame>
        <draw:frame draw:style-name="gr9" draw:text-style-name="P1" draw:layer="layout" svg:width="0.472cm" svg:height="0.365cm" svg:x="10.291cm" svg:y="2.173cm">
          <draw:image xlink:href="Pictures/200000010000018A0000013142804D21.svm" xlink:type="simple" xlink:show="embed" xlink:actuate="onLoad">
            <text:p/>
          </draw:image>
        </draw:frame>
        <draw:frame draw:style-name="gr10" draw:text-style-name="P1" draw:layer="layout" svg:width="0.7cm" svg:height="0.365cm" svg:x="8.241cm" svg:y="3.196cm">
          <draw:image xlink:href="Pictures/200000010000024800000131BE4173A2.svm" xlink:type="simple" xlink:show="embed" xlink:actuate="onLoad">
            <text:p/>
          </draw:image>
        </draw:frame>
        <draw:frame draw:style-name="gr11" draw:text-style-name="P1" draw:layer="layout" svg:width="0.826cm" svg:height="0.36cm" svg:x="5.952cm" svg:y="2.987cm">
          <draw:image xlink:href="Pictures/20000001000002B10000012D44F1BA94.svm" xlink:type="simple" xlink:show="embed" xlink:actuate="onLoad">
            <text:p/>
          </draw:image>
        </draw:frame>
        <draw:frame draw:style-name="gr8" draw:layer="layout" svg:width="0.748cm" svg:height="0.725cm" svg:x="8.217cm" svg:y="2.73cm">
          <draw:text-box>
            <text:p>+</text:p>
          </draw:text-box>
        </draw:frame>
        <draw:frame draw:style-name="gr8" draw:layer="layout" svg:width="0.642cm" svg:height="0.725cm" svg:x="8.27cm" svg:y="3.34cm">
          <draw:text-box>
            <text:p>-</text:p>
          </draw:text-box>
        </draw:frame>
        <draw:line draw:style-name="gr6" draw:text-style-name="P1" draw:layer="layout" svg:x1="9.765cm" svg:y1="1.196cm" svg:x2="9.765cm" svg:y2="1.937cm">
          <text:p/>
        </draw:line>
        <draw:line draw:style-name="gr6" draw:text-style-name="P1" draw:layer="layout" svg:x1="10.195cm" svg:y1="2.897cm" svg:x2="10.195cm" svg:y2="3.638cm">
          <text:p/>
        </draw:line>
        <draw:frame draw:style-name="gr12" draw:text-style-name="P1" draw:layer="layout" svg:width="0.836cm" svg:height="0.36cm" svg:x="10.308cm" svg:y="3.013cm">
          <draw:image xlink:href="Pictures/20000001000002BA0000012D5B26D611.svm" xlink:type="simple" xlink:show="embed" xlink:actuate="onLoad">
            <text:p/>
          </draw:image>
        </draw:frame>
        <draw:frame draw:style-name="gr8" draw:text-style-name="P3" draw:layer="layout" svg:width="0.937cm" svg:height="0.911cm" svg:x="11.527cm" svg:y="3.258cm">
          <draw:text-box>
            <text:p><text:span text:style-name="T2">(</text:span><text:span text:style-name="T2">ا</text:span><text:span text:style-name="T2">)</text:span></text:p>
          </draw:text-box>
        </draw:frame>
        <draw:frame draw:style-name="gr8" draw:text-style-name="P3" draw:layer="layout" svg:width="1.2cm" svg:height="0.911cm" svg:x="1.129cm" svg:y="3.258cm">
          <draw:text-box>
            <text:p><text:span text:style-name="T2">(</text:span><text:span text:style-name="T2">ب</text:span><text:span text:style-name="T2">)</text:span></text:p>
          </draw:text-box>
        </draw:frame>
        <draw:frame draw:style-name="gr8" draw:text-style-name="P2" draw:layer="layout" svg:width="1.014cm" svg:height="0.696cm" svg:x="7.718cm" svg:y="1.559cm">
          <draw:text-box>
            <text:p><text:span text:style-name="T1">حوال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5T13:40:26</meta:creation-date>
    <meta:editing-duration>PT1H7M18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26T13:46:01</dc:date>
    <dc:creator>kkk </dc:creator>
    <meta:document-statistic meta:object-count="22"/>
    <meta:template xlink:type="simple" xlink:actuate="onRequest" xlink:title="kkkFigures" xlink:href="../../../../../.libreoffice/3/user/template/kkkFigures.otg" meta:date="2014-07-25T13:40:25"/>
  </office:meta>
</office:document-meta>
</file>